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e539" officeooo:paragraph-rsid="001be539"/>
    </style:style>
    <style:style style:name="P2" style:family="paragraph" style:parent-style-name="Standard">
      <style:text-properties officeooo:paragraph-rsid="001be539"/>
    </style:style>
    <style:style style:name="T1" style:family="text">
      <style:text-properties officeooo:rsid="001be5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rying a Snake to the Garden</text:p>
      <text:p text:style-name="Standard"/>
      <text:p text:style-name="P2"><text:bookmark text:name="L_c1i0"/>In the cellar was the smallest snake I have ever seen. </text:p>
      <text:p text:style-name="P2">It coiled itself in a corner</text:p>
      <text:p text:style-name="P2">and watched me with eyes </text:p>
      <text:p text:style-name="P2">like two little stars set into coal,</text:p>
      <text:p text:style-name="P2">and a tail that quivered.</text:p>
      <text:p text:style-name="P2">One step of my foot</text:p>
      <text:p text:style-name="P2">and it fled like a running shoelace,</text:p>
      <text:p text:style-name="P2">but a scoop of the wrist and I had it in my hand.</text:p>
      <text:p text:style-name="P2"/>
      <text:p text:style-name="P2">I was sorry for the fear,</text:p>
      <text:p text:style-name="P2">so I hurried upstairs</text:p>
      <text:p text:style-name="P2">and out the kitchen door</text:p>
      <text:p text:style-name="P2">to the warm grass and the sunlight and the garden.</text:p>
      <text:p text:style-name="P2">It turned and turned in my hand but when I put it down it didn’t move.</text:p>
      <text:p text:style-name="P2"><text:span text:style-name="T1">I </text:span>thought it was going to flow</text:p>
      <text:p text:style-name="P2">up my leg and into my pocket.</text:p>
      <text:p text:style-name="P2">I thought, for a moment, as it lifted its face, </text:p>
      <text:p text:style-name="P2">it was going to sing.</text:p>
      <text:p text:style-name="P2">And then it was gone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12:22:13.026000000</meta:creation-date>
    <dc:date>2015-04-08T12:26:16.084000000</dc:date>
    <meta:editing-duration>PT4M3S</meta:editing-duration>
    <meta:editing-cycles>1</meta:editing-cycles>
    <meta:document-statistic meta:table-count="0" meta:image-count="0" meta:object-count="0" meta:page-count="1" meta:paragraph-count="19" meta:word-count="140" meta:character-count="643" meta:non-whitespace-character-count="518"/>
    <meta:generator>LibreOffice/4.4.1.2$Windows_x86 LibreOffice_project/45e2de17089c24a1fa810c8f975a7171ba4cd432</meta:generator>
  </office:meta>
</office:document-meta>
</file>